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Request.uri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bodyToFlux( Class &lt; ? extends T &gt; elemen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quest.form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eaders.accep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DefaultServerRequest( ServerWebExchange exchange , List &lt; HttpMessageReader &lt; ? &gt; &gt; message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quest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eaders.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Headers.as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multipar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message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bodyToFlux( ParameterizedTypeReference &lt; T &gt; 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Header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body( BodyExtractor &lt; T , ? super ServerHttpRequest &gt; extractor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quest.serve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checkNotModified( ServerWebExchange exchange , @ Nullable Instant lastModified , @ Nullable String eta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ServerRequest.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eaders.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eaders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pa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ServerRequest.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bodyToMono( ParameterizedTypeReference &lt; T &gt; 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quest.body( BodyExtractor &lt; T , ? super ServerHttpRequest &gt; 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eaders.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eaders.accep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eaders.header( String head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Header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reques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.bodyInternal( BodyExtractor &lt; T , ? super ServerHttpRequest &gt; extractor ,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erverRequest.bodyToMono( Class &lt; ? extends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